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69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Elements</text:p>
          </table:table-cell>
          <table:table-cell table:style-name="ce1" office:value-type="string">
            <text:p>Intermediate/ HTML</text:p>
          </table:table-cell>
          <table:table-cell table:style-name="ce1" office:value-type="string">
            <text:p>Latex</text:p>
          </table:table-cell>
          <table:table-cell table:style-name="ce1" office:value-type="string">
            <text:p>Notes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Song Title</text:p>
          </table:table-cell>
          <table:table-cell office:value-type="string">
            <text:p>&lt;h1&gt;xxx&lt;/h1&gt;</text:p>
          </table:table-cell>
          <table:table-cell table:number-columns-repeated="1022"/>
        </table:table-row>
        <table:table-row table:style-name="ro2">
          <table:table-cell office:value-type="string">
            <text:p>Song Author</text:p>
          </table:table-cell>
          <table:table-cell office:value-type="string">
            <text:p>&lt;h2&gt;xxx&lt;/h2&gt;</text:p>
          </table:table-cell>
          <table:table-cell table:number-columns-repeated="1022"/>
        </table:table-row>
        <table:table-row table:style-name="ro3">
          <table:table-cell office:value-type="string">
            <text:p>Song Part</text:p>
          </table:table-cell>
          <table:table-cell office:value-type="string">
            <text:p>&lt;h3&gt;xxx&lt;/h3&gt;</text:p>
          </table:table-cell>
          <table:table-cell/>
          <table:table-cell office:value-type="string">
            <text:p>e.g. Chorus, as heading</text:p>
          </table:table-cell>
          <table:table-cell table:number-columns-repeated="1020"/>
        </table:table-row>
        <table:table-row table:style-name="ro3">
          <table:table-cell office:value-type="string">
            <text:p>Part refrence</text:p>
          </table:table-cell>
          <table:table-cell office:value-type="string">
            <text:p>&lt;h4&gt;xxx/&lt;h4&gt;</text:p>
          </table:table-cell>
          <table:table-cell/>
          <table:table-cell office:value-type="string">
            <text:p>e.g. as reference to previously-written Chorus</text:p>
          </table:table-cell>
          <table:table-cell table:number-columns-repeated="1020"/>
        </table:table-row>
        <table:table-row table:style-name="ro3">
          <table:table-cell office:value-type="string">
            <text:p>Playing Commnts</text:p>
          </table:table-cell>
          <table:table-cell office:value-type="string">
            <text:p>&lt;h5&gt;xxx&lt;/h5&gt;</text:p>
          </table:table-cell>
          <table:table-cell table:number-columns-repeated="1022"/>
        </table:table-row>
        <table:table-row table:style-name="ro3">
          <table:table-cell office:value-type="string">
            <text:p>Editorial Comments</text:p>
          </table:table-cell>
          <table:table-cell office:value-type="string">
            <text:p>&lt;h5&gt;xxx&lt;/h6&gt;</text:p>
          </table:table-cell>
          <table:table-cell/>
          <table:table-cell office:value-type="string">
            <text:p>Need adding to Latex markup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Chord</text:p>
          </table:table-cell>
          <table:table-cell office:value-type="string">
            <text:p>[Anx]</text:p>
          </table:table-cell>
          <table:table-cell office:value-type="string">
            <text:p>[Aaaa]</text:p>
          </table:table-cell>
          <table:table-cell office:value-type="string">
            <text:p>Need conversion from musical to Latex notation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/00/0000</text:date>, <text:time style:data-style-name="N2" text:time-value="0000-00-00T20:43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4-25T20:44:42</dc:date>
    <meta:editing-duration>PT27S</meta:editing-duration>
    <meta:editing-cycles>3</meta:editing-cycles>
    <meta:document-statistic meta:table-count="1" meta:cell-count="23" meta:object-count="0"/>
  </office:meta>
</office:document-meta>
</file>